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Standard">
      <style:paragraph-properties style:page-number="auto"/>
      <style:text-properties fo:font-size="12pt" fo:font-weight="bold" style:font-size-asian="12pt" style:font-weight-asian="bold" style:font-size-complex="12pt" style:font-weight-complex="bold"/>
    </style:style>
    <style:style style:name="P2" style:family="paragraph" style:parent-style-name="Standard">
      <style:text-properties style:font-name="Times New Roman" fo:font-size="10pt" style:font-size-asian="10pt" style:font-size-complex="10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 Request Proposal: <text:s text:c="2"/>Human-Verification Quiz</text:p>
      <text:p text:style-name="P2">Once this document is finalized, we can proceed with the technical development of the quiz system and its visualizations.</text:p>
      <text:p text:style-name="P2"><text:span text:style-name="T1">Overview:</text:span><text:line-break/>The Quiz is a dual-purpose website tool, periodically administered by site admin to verify AnonID accounts, but more publicly-marketed as a website feature, designed to support ethical participation across the Groupbuild platform. The Quiz discretely verifies highly active AnonID accounts as belonging to a human, who is ethically-aligned with our BeAxa AI-moderator and Groupbuild's policies and values, and free from of external manipulative intent, (e.g. Chat-bots, external-AI's, foreign political agencies). This feature uses a cumulative political-alignment quiz, to assess and visualize user perspectives relative to established political parties in their chosen country, and relative to other Groupbuild users.<text:line-break/><text:line-break/><text:span text:style-name="T1">Purpose:</text:span><text:line-break/>- Detect “Infiltrators”, i.e. AnonID-accounts that add content to Groupbuild while appearing to be chat-bots, external-AI agents, political or foreign-state actors.<text:line-break/>- Allow BeAxa to gain additional insight into users; ethical-alignment with Groupbuild's values and policies.<text:line-break/>- Promote users' self-awareness, self-analysis and transparency, especially regarding their political positions.<text:line-break/>- Encourage solution-building through civil-interaction and compromise, including users who have politically divergent positions.<text:line-break/>- Strengthen trust and security across the Groupbuild platform.<text:line-break/><text:line-break/><text:span text:style-name="T1">Phase 1: Iterative Website Feature Specification</text:span><text:line-break/>This document serves as the working proposal for building the online quiz and its associated interfaces. The aim is to refine each requirement until a development team can implement it.<text:line-break/><text:line-break/><text:span text:style-name="T1">Key Features:</text:span><text:line-break/><text:line-break/><text:span text:style-name="T1">1. AnonID Integration</text:span><text:line-break/>- The quiz system must recognize and associate each user’s responses with their AnonID.<text:line-break/>- Ensure cumulative quiz history is tied to the AnonID (not real names).<text:line-break/><text:line-break/><text:span text:style-name="T1">2. Cumulative Political Alignment Quiz</text:span><text:line-break/>- Questions about current, controversial policies from recognized political parties, without attributing the controversial policy to any party because that could telegraph into the testee's response.<text:line-break/>- Policy questions must be country-specific, updated periodically by moderators.<text:line-break/>- Each answer will consist of a movable indicator on two answer spectrums, a spectrum that indicates the testee's opinion from a potentially selfish, personal benefit perspective, and a spectrum that indicates the testee's opinion from a more selfless, country-benefit perspective.<text:line-break/>- The first spectrum, the personal perspective, will show from left to right, BeAxa kitten faces going from unhappy (a bad policy for the testee personally) to happy (a good policy for the testee personally), with a BeAxa kitten meh-face in between, to represent an undetermined or uninteresting policy for testee personally.<text:line-break/>- The second spectrum will show a spectrum from left to right, consisting of a thumb-down fist in shield icon (policy is bad for country), to a thumbs up fist in shield icon (policy is good for country), and in between these potential answers would be an icon of two-palms-up in a shield.<text:line-break/>- Answers will contribute to a cumulative Anon-ID profile that evolves over time.<text:line-break/><text:line-break/><text:span text:style-name="T1">3. Nolan-Chart Style Visualization</text:span><text:line-break/>- Each testee’s answers are translated into a pair of points on a Nolan Chart or similar 2D political spectrum graphic, such that the points are tied together, one point showing the testee's political leaning from a personal-benefit perspective, the other from a country-benefit perspective.<text:line-break/>- They can be tied together using a vector arrow, with the arrow-head pointing toward the testee's country-benefit <text:soft-page-break/>perspective.<text:line-break/>- The chart should include:<text:line-break/> <text:s/>- The testee’s current position.<text:line-break/> <text:s/>- Positions of the major political parties in that country.<text:line-break/> <text:s/>- Previous testee positions (anonymized dots).<text:line-break/> <text:s/>- Space to accommodate thousands of points (future-proofing).<text:line-break/>- Data should update dynamically after each quiz submission.<text:line-break/><text:line-break/><text:span text:style-name="T1">4. Bridgework (Unaligned Issues List)</text:span><text:line-break/>- After each quiz, list key policy differences between the testee and their closest political party.<text:line-break/>- Clearly labelled and color-coded to highlight areas of agreement vs disagreement.<text:line-break/>- Named "Bridgework" to reflect Groupbuild’s emphasis on constructive ideological exploration.<text:line-break/><text:line-break/><text:span text:style-name="T1">5. Ethical Intent Score</text:span><text:line-break/>- BeAxa (Groupbuild’s AI moderator mesh) evaluates responses for civility, consistency, and ethical reasoning, while also checking to ensure statements align with known facts, likely truths and scientific consensus.<text:line-break/>- Score should reflect behavioral trends and not penalize non-mainstream views.<text:line-break/>- Displayed as a live score next to the testee’s avatar and map location.<text:line-break/><text:line-break/><text:span text:style-name="T1">6. Avatar Icon Update</text:span><text:line-break/>- Testee avatars display:<text:line-break/> <text:s/>- Political chart quadrant they fall into.<text:line-break/> <text:s/>- Ethical intent rating.<text:line-break/> <text:s/>- “Verified Human” badge if behavioral history and quiz participation reach certain thresholds.<text:line-break/><text:line-break/><text:span text:style-name="T1">7. Summary and Recommendations</text:span><text:line-break/>- Personalized summary written in a flattering tone to encourage participation.<text:line-break/>- Suggest existing Groups the user might like to join.<text:line-break/>- Recommend advocacy areas or new Groups the user could start.<text:line-break/>- Encourage bridge-building between adjacent political quadrants.<text:line-break/><text:line-break/><text:span text:style-name="T1">8. Admin &amp; Moderator Tools</text:span><text:line-break/>- Admin UI to approve or modify quiz questions.<text:line-break/>- Option to remove or adjust party positions on the chart if political landscapes change.<text:line-break/>- Heatmap views for moderation oversight.<text:line-break/><text:line-break/><text:span text:style-name="T1">9. Security &amp; Privacy</text:span><text:line-break/>- AnonID data is encrypted and de-identified.<text:line-break/>- Quiz responses are only visible to the system, not to other users.<text:line-break/>- No real-world data is stored without explicit consent.<text:line-break/><text:line-break/><text:span text:style-name="T1">10. Future Capabilities (Stretch Goals)</text:span><text:line-break/>- Integration with BeAxa chat logs to correlate ethical behavior with political tendencies.<text:line-break/>- Recommendation engine for bridging political divides with curated content.<text:line-break/>- Gamified incentives for helping others interpret their results.<text:line-break/><text:line-break/><text:span text:style-name="T1">Next Steps:</text:span><text:line-break/>- Review and refine each section.<text:line-break/>- Finalize graphic design strategy for dynamic Nolan Chart rendering.<text:line-break/>- Begin specification of underlying quiz logic, scoring mechanisms, and database schem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02T12:17:04.18</dc:date>
    <meta:editing-duration>P0D</meta:editing-duration>
    <meta:generator>OpenOffice/4.1.15$Win32 OpenOffice.org_project/4115m2$Build-9813</meta:generator>
    <meta:document-statistic meta:table-count="0" meta:image-count="0" meta:object-count="0" meta:page-count="2" meta:paragraph-count="3" meta:word-count="886" meta:character-count="6098"/>
    <dc:creator>Christine Ballard</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